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position="0% 100%" fo:font-size="14pt" officeooo:rsid="00197c19" officeooo:paragraph-rsid="00197c19" style:font-size-asian="14pt" style:font-size-complex="14pt"/>
    </style:style>
    <style:style style:name="P2" style:family="paragraph" style:parent-style-name="Standard">
      <style:text-properties style:text-position="0% 100%" fo:font-size="14pt" fo:font-weight="bold" officeooo:rsid="00197c19" officeooo:paragraph-rsid="00197c19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GOLA LOUIS <text:s text:c="8"/><text:span text:style-name="T2">2022/ITB/DAY/0848/G</text:span></text:p>
      <text:p text:style-name="P2"><text:span text:style-name="T2"/></text:p>
      <text:p text:style-name="P1"><text:span text:style-name="T1">MOKILIA SAMUEL</text:span> <text:s text:c="2"/>2022/ITB/DAY/0187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7:22:40.258049166</meta:creation-date>
    <dc:date>2023-12-01T17:26:28.496478060</dc:date>
    <meta:editing-duration>PT3M52S</meta:editing-duration>
    <meta:editing-cycles>1</meta:editing-cycles>
    <meta:document-statistic meta:table-count="0" meta:image-count="0" meta:object-count="0" meta:page-count="1" meta:paragraph-count="2" meta:word-count="6" meta:character-count="74" meta:non-whitespace-character-count="60"/>
    <meta:generator>LibreOffice/7.3.7.2$Linux_X86_64 LibreOffice_project/30$Build-2</meta:generator>
  </office:meta>
</office:document-meta>
</file>